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3_bucket: nhan-s3-bucket<text:line-break/>s3_key: [depends on your specific files in the bucket]<text:line-break/>aurora_host: 'database-1.c9oowyi60cxu.us-east-2.rds.amazonaws.com'<text:line-break/>aurora_db: 'database-1'<text:line-break/>aurora_user: 'admin'<text:line-break/>aurora_password: [stored securely - check Secrets Manager or reset]<text:line-break/>region: 'us-east-2'<text:line-break/><text:line-break/>General configuration<text:line-break/>Alias<text:line-break/>Tonuy<text:line-break/>ARN<text:line-break/>arn:aws:kms:us-east-2:177815088014:key/032b2033-2a5e-46ed-95eb-fe01d741f7ff<text:line-break/>Current key material ID<text:line-break/>8438787f37b76954b0c53ebec21923ebe6c0b41fc1a424bc718dbc25077c076f<text:line-break/><text:line-break/>database-1<text:line-break/><text:line-break/>.env<text:line-break/>.env.local<text:line-break/>.env.production<text:line-break/>.env.development<text:line-break/><text:line-break/>~ $ DB_PASSWORD=your-password-here<text:line-break/>~ $ DATABASE_PASSWORD=your-password-here<text:line-break/>~ $ AURORA_PASSWORD=your-password-here<text:line-break/>~ $ MYSQL_PASSWORD=your-password-here<text:line-break/>~ $ RDS_PASSWORD=your-password-here<text:line-break/><text:line-break/><text:line-break/>config.json<text:line-break/>config.yaml or config.yml<text:line-break/>database.json<text:line-break/>settings.json<text:line-break/>application.properties<text:line-break/><text:line-break/>Where to Search:<text:line-break/>If your application is on EC2:<text:line-break/>SSH into your EC2 instance<text:line-break/>Navigate to your application directory<text:line-break/>Look for the files mentioned above<text:line-break/>If your application is containerized:<text:line-break/>Check your container environment variables<text:line-break/>Look at docker-compose.yml or Kubernetes manifests<text:line-break/>If using AWS services:<text:line-break/>Lambda: Check environment variables in Lambda console<text:line-break/>ECS: Check task definition environment variables<text:line-break/>Elastic Beanstalk: Check environment properties<text:line-break/>Quick Search Commands:<text:line-break/><text:soft-page-break/>If you have access to your application files:<text:line-break/><text:line-break/># Search for password in all files<text:line-break/>grep -r "password" /path/to/your/app/<text:line-break/><text:line-break/># Search for database config<text:line-break/>grep -r "database" /path/to/your/app/<text:line-break/><text:line-break/># Look for .env files<text:line-break/>find /path/to/your/app/ -name ".env*"<text:line-break/><text:line-break/># Search for specific patterns<text:line-break/>grep -r "admin" /path/to<text:line-break/><text:line-break/> <text:s text:c="3"/><text:line-break/><text:line-break/><text:line-break/><text:line-break/>Go to Secrets Manager: https://us-east-2.console.aws.amazon.com/secretsmanager/home?region=us-east-2 <text:line-break/>Look for secrets with names like:<text:line-break/>rds-db-credentials/database-1<text:line-break/>database-1-credentials<text:line-break/>mysql-admin-password<text:line-break/>Any secret containing "database" or "rds"<text:line-break/>Click on the secret → "Retrieve secret value" <text:line-break/><text:line-break/><text:line-break/>How to Find Database Password:<text:line-break/>Option 1: Check AWS Secrets Manager<text:line-break/>Go to Secrets Manager: https://us-east-2.console.aws.amazon.com/secretsmanager/ <text:line-break/>Look for secrets related to:<text:line-break/>database-1<text:line-break/>rds<text:line-break/>mysql<text:line-break/>Your application name<text:line-break/>Option 2: Check AWS Parameter Store<text:line-break/>Go to Systems Manager Parameter Store: https://us-east-2.console.aws.amazon.com/systems-manager/parameters <text:line-break/>Look for parameters with names like:<text:line-break/>/database/password<text:line-break/>/rds/database-1/password<text:line-break/>/app/db/password<text:line-break/>Option 3: Reset Database Password<text:line-break/>If you can't find the stored password:<text:line-break/>***********************<text:line-break/>s3_bucket: nhan-s3-bucket<text:line-break/>s3_key: [check S3 console for your file paths]<text:line-break/>aurora_host: database-1.c9oowyi60cxu.us-east-2.rds.amazonaws.com<text:line-break/><text:soft-page-break/>aurora_db: [check RDS console Configuration tab]<text:line-break/>aurora_user: admin<text:line-break/>aurora_password: [from Secrets Manager or reset new one]<text:line-break/>region: us-east-2 <text:s text:c="3"/><text:line-break/><text:line-break/> <text:s text:c="3"/><text:line-break/> <text:s text:c="3"/>********************<text:line-break/>S3 URI<text:line-break/>s3://nhan-s3-bucket/data/revenue_per_month.csv<text:line-break/>Amazon Resource Name (ARN)<text:line-break/>arn:aws:s3:::nhan-s3-bucket/data/revenue_per_month.csv<text:line-break/>Entity tag (Etag)<text:line-break/>5151e3392392135f09a7a76309799ab6<text:line-break/>Object URL<text:line-break/>https://nhan-s3-bucket.s3.us-east-2.amazonaws.com/data/revenue_per_month.csv<text:line-break/> <text:s text:c="3"/><text:line-break/> <text:s text:c="3"/><text:line-break/>Go to RDS Console: https://us-east-2.console.aws.amazon.com/rds/ <text:line-break/>Click on database-1<text:line-break/>Click "Modify"<text:line-break/>Scroll to "Settings"<text:line-break/>Check "New password" and set a new one<text:line-break/>Apply changes<text:line-break/>Quick Navigation Links:<text:line-break/>S3 Bucket: https://console.aws.amazon.com/s3/buckets/nhan-s3-bucket <text:line-break/>RDS Instance: https://us-east-2.console.aws.amazon.com/rds/home?region=us-east-2#database:id=database-1 <text:line-break/>Secrets Manager: https://us-east-2.console.aws.amazon.com/secretsmanager/ <text:line-break/>Parameter Store: https://us-east-2.console.aws.amazon.com/systems-manager/parameters <text:line-break/>What to Look For:<text:line-break/>S3 Key Examples:<text:line-break/>If you have a file at: s3://nhan-s3-bucket/data/config.json<text:line-break/>The S3 key would be: data/config.json<text:line-break/>Password Locations:<text:line-break/>Secrets Manager: Look for JSON with database credentials<text:line-break/>Parameter Store: Look for SecureString parameters<text:line-break/>Application Config: Check your app's environment variables or config files<text:line-break/>Would you like me to help you navigate to any of these specific console pages, or do you need guidance on resetting the database password?<text:line-break/><text:line-break/><text:line-break/><text:line-break/><text:line-break/>s3://nhan-s3-bucket/data/config.json<text:line-break/><text:line-break/> $ aws rds describe-db-instances --db-instance-identifier database-1 --region us-east-2<text:line-break/>{<text:line-break/> <text:s text:c="3"/>"DBInstances": [<text:line-break/> <text:s text:c="7"/>{<text:line-break/><text:soft-page-break/> <text:s text:c="11"/>"DBInstanceIdentifier": "database-1",<text:line-break/> <text:s text:c="11"/>"DBInstanceClass": "db.t4g.micro",<text:line-break/> <text:s text:c="11"/>"Engine": "mysql",<text:line-break/> <text:s text:c="11"/>"DBInstanceStatus": "available",<text:line-break/> <text:s text:c="11"/>"MasterUsername": "admin",<text:line-break/> <text:s text:c="11"/>"Endpoint": {<text:line-break/> <text:s text:c="15"/>"Address": "database-1.c9oowyi60cxu.us-east-2.rds.amazonaws.com",<text:line-break/> <text:s text:c="3"/>"DBInstances": [<text:line-break/> <text:s text:c="7"/>{<text:line-break/> <text:s text:c="11"/>"DBInstanceIdentifier": "database-1",<text:line-break/> <text:s text:c="11"/>"DBInstanceClass": "db.t4g.micro",<text:line-break/> <text:s text:c="11"/>"Engine": "mysql",<text:line-break/> <text:s text:c="11"/>"DBInstanceStatus": "available",<text:line-break/> <text:s text:c="11"/>"MasterUsername": "admin",<text:line-break/> <text:s text:c="11"/>"Endpoint": {<text:line-break/> <text:s text:c="15"/>"Address": "database-1.c9oowyi60cxu.us-east-2.rds.amazonaws.com",<text:line-break/> <text:s text:c="15"/>"Port": 3306,<text:line-break/> <text:s text:c="15"/>"HostedZoneId": "Z2XHWR1WZ565X2"<text:line-break/> <text:s text:c="11"/>},<text:line-break/> <text:s text:c="11"/>"AllocatedStorage": 20,<text:line-break/> <text:s text:c="11"/>"InstanceCreateTime": "2025-12-13T15:57:11.291000+00:00",<text:line-break/> <text:s text:c="11"/>"PreferredBackupWindow": "04:36-05:06",<text:line-break/> <text:s text:c="11"/>"BackupRetentionPeriod": 1,<text:line-break/> <text:s text:c="11"/>"DBSecurityGroups": [],<text:line-break/> <text:s text:c="11"/>"VpcSecurityGroups": [ <text:s text:c="3"/><text:line-break/> <text:s text:c="3"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5:41:33.765883300</meta:creation-date>
    <dc:date>2026-01-11T15:42:45.484260300</dc:date>
    <meta:editing-duration>PT1M12S</meta:editing-duration>
    <meta:editing-cycles>1</meta:editing-cycles>
    <meta:document-statistic meta:table-count="0" meta:image-count="0" meta:object-count="0" meta:page-count="4" meta:paragraph-count="1" meta:word-count="486" meta:character-count="5297" meta:non-whitespace-character-count="4427"/>
    <meta:generator>LibreOffice/25.2.7.2$Windows_X86_64 LibreOffice_project/5cbfd1ab6520636bb5f7b99185aa69bd7456825d</meta:generator>
  </office:meta>
</office:document-meta>
</file>